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5eca8" officeooo:paragraph-rsid="0015eca8"/>
    </style:style>
    <style:style style:name="P2" style:family="paragraph" style:parent-style-name="Standard">
      <style:text-properties style:font-name="Khmer OS" fo:font-weight="bold" officeooo:rsid="001797b2" officeooo:paragraph-rsid="001797b2" style:font-weight-asian="bold" style:font-weight-complex="bold"/>
    </style:style>
    <style:style style:name="P3" style:family="paragraph" style:parent-style-name="Standard">
      <style:text-properties fo:color="#ffffff" loext:opacity="100%" style:font-name="Khmer OS" officeooo:rsid="0016ef08" officeooo:paragraph-rsid="0016ef08" fo:background-color="#00a933"/>
    </style:style>
    <style:style style:name="P4" style:family="paragraph" style:parent-style-name="Standard">
      <style:text-properties style:font-name="Khmer OS" officeooo:rsid="0015eca8" officeooo:paragraph-rsid="001a0e52"/>
    </style:style>
    <style:style style:name="T1" style:family="text">
      <style:text-properties officeooo:rsid="001822af"/>
    </style:style>
    <style:style style:name="T2" style:family="text">
      <style:text-properties officeooo:rsid="001a0e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 8/Dec/21</text:p>
      <text:p text:style-name="P4"><text:line-break/><text:tab/>- <text:span text:style-name="T1">We can access class member by object and static.</text:span></text:p>
      <text:p text:style-name="P4"><text:line-break/><text:span text:style-name="T2">+ Standart numeric formatting code<text:line-break/><text:tab/>- C or c = Currency</text:span><text:line-break/><text:tab/>- <text:span text:style-name="T2">P or p = Percent<text:line-break/><text:tab/>- N or n = Number<text:line-break/><text:tab/>- F or f = Float<text:line-break/><text:tab/>- D or d = Digits<text:line-break/><text:tab/>- E or e = Exponential<text:line-break/><text:tab/>- G or g = General</text:span></text:p>
      <text:p text:style-name="P2">+ String:<text:line-break/></text:p>
      <text:p text:style-name="P1"><text:tab/>- Join string<text:line-break/><text:tab/>- app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8T10:11:46.622447304</meta:creation-date>
    <dc:date>2021-12-19T15:18:53.423126316</dc:date>
    <meta:editing-duration>PT4M43S</meta:editing-duration>
    <meta:editing-cycles>7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5" meta:word-count="66" meta:character-count="275" meta:non-whitespace-character-count="201"/>
  </office:meta>
</office:document-meta>
</file>